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3333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SENTATION YOUnison</text:p>
      <text:p text:style-name="P1"/>
      <text:p text:style-name="P3"/>
      <text:p text:style-name="P4">ON PARLE A DES GENS QUI N'Y CONNAISSENT RIEN</text:p>
      <text:p text:style-name="P1"/>
      <text:list xml:id="list6479008421785708522" text:style-name="L1">
        <text:list-item>
          <text:p text:style-name="P6">présentation brève du site : YOUnison (Marceau)</text:p>
        </text:list-item>
        <text:list-item>
          <text:p text:style-name="P6">présentation brève de chaque membre →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>Yan et Steven, puis Marceau et Loïc<text:tab/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6">Chacun se présente personnellement (30sec max)</text:p>
            </text:list-item>
            <text:list-item>
              <text:p text:style-name="P6">Chacun parle de ce qu'il a fait sur le site</text:p>
            </text:list-item>
          </text:list>
        </text:list-item>
      </text:list>
      <text:p text:style-name="P2"/>
      <text:p text:style-name="P2"/>
      <text:list xml:id="list42544654" text:continue-numbering="true" text:style-name="L1">
        <text:list-item>
          <text:list>
            <text:list-header>
              <text:p text:style-name="P6">3) Loïc montre le schéma UML (espérances, problèmes...)</text:p>
              <text:p text:style-name="P6">4) Marceau montre la BDD finale</text:p>
            </text:list-header>
          </text:list>
        </text:list-item>
      </text:list>
      <text:list xml:id="list2321380552285909213" text:style-name="L2">
        <text:list-item>
          <text:list>
            <text:list-header>
              <text:p text:style-name="P7">5) Maquettes → Yan et Steven</text:p>
              <text:list>
                <text:list-item>
                  <text:list>
                    <text:list-header>
                      <text:p text:style-name="P7">Yan (visuel des concurrents)</text:p>
                    </text:list-header>
                  </text:list>
                </text:list-item>
              </text:list>
            </text:list-header>
          </text:list>
        </text:list-item>
      </text:list>
      <text:p text:style-name="P2"/>
      <text:p text:style-name="P2"/>
      <text:list xml:id="list42542138" text:continue-numbering="true" text:style-name="L2">
        <text:list-item>
          <text:list>
            <text:list-header>
              <text:p text:style-name="P7">6) Version finale ---&gt;</text:p>
            </text:list-header>
          </text:list>
        </text:list-item>
      </text:list>
      <text:p text:style-name="P2">Page d'accueil, on montre le code du titre rotatif, version mobile, Opquast (Yan)</text:p>
      <text:p text:style-name="P2">Page de profil</text:p>
      <text:p text:style-name="P2">Montrer la BDD (mot de passe crypté)</text:p>
      <text:p text:style-name="P2">Page des articles (Steven), pagination et tri (Marceau)</text:p>
      <text:p text:style-name="P2">Page d'un article, on montre le Controller du système de likes,puis le script.js, puis version mobile (Marceau)</text:p>
      <text:p text:style-name="P2">iFrame : version mobile, on met de la musique (Steven), on montre le code, on l'explique (Marceau)</text:p>
      <text:p text:style-name="P2">Ajouter un commentaire, modifier l'article (Loïc)</text:p>
      <text:p text:style-name="P2"/>
      <text:list xml:id="list1762024559023420628" text:style-name="L3">
        <text:list-item>
          <text:list>
            <text:list-item>
              <text:list>
                <text:list-item>
                  <text:p text:style-name="P8">Problèmes rencontrés</text:p>
                  <text:p text:style-name="P8">Bootstrap, poids des sélecteurs (Yan et Steven)</text:p>
                  <text:p text:style-name="P8">EasyAdmin et Mailer (Loïc)</text:p>
                </text:list-item>
              </text:list>
            </text:list-item>
          </text:list>
        </text:list-item>
      </text:list>
      <text:p text:style-name="P2"/>
      <text:list xml:id="list42553675" text:continue-numbering="true" text:style-name="L3">
        <text:list-item>
          <text:list>
            <text:list-item>
              <text:list>
                <text:list-item>
                  <text:p text:style-name="P8">Perspectives d'évolution (Marceau)</text:p>
                </text:list-item>
                <text:list-item>
                  <text:p text:style-name="P8">Fin, avez-vous des questions 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6T15:11:31.66</meta:creation-date>
    <dc:date>2020-07-16T22:32:28.24</dc:date>
    <meta:editing-duration>PT29M41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24" meta:word-count="175" meta:character-count="1054"/>
    <dc:creator>Marceau GERARD</dc:creator>
  </office:meta>
</office:document-meta>
</file>